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0111"/>
  </office:automatic-styles>
  <office:body>
    <office:spreadsheet>
      <table:calculation-settings table:automatic-find-labels="false"/>
      <table:table table:name="Insérer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formula="of:=RANDBETWEEN(1;400)+RAND()" office:value-type="float" office:value="247.77656495413" calcext:value-type="float">
            <text:p>247.7766</text:p>
          </table:table-cell>
          <table:table-cell table:formula="of:=RANDBETWEEN(1;800)+RAND()" office:value-type="float" office:value="89.645858191467" calcext:value-type="float">
            <text:p>89.6459</text:p>
          </table:table-cell>
          <table:table-cell table:formula="of:=RANDBETWEEN(1;800)+RAND()" office:value-type="float" office:value="269.546632483495" calcext:value-type="float">
            <text:p>269.5466</text:p>
          </table:table-cell>
          <table:table-cell table:formula="of:=RANDBETWEEN(1;800)+RAND()" office:value-type="float" office:value="779.963562368431" calcext:value-type="float">
            <text:p>779.963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83.048481960694" calcext:value-type="float">
            <text:p>183.0485</text:p>
          </table:table-cell>
          <table:table-cell table:formula="of:=RANDBETWEEN(1;800)+RAND()" office:value-type="float" office:value="611.691488624373" calcext:value-type="float">
            <text:p>611.6915</text:p>
          </table:table-cell>
          <table:table-cell table:formula="of:=RANDBETWEEN(1;800)+RAND()" office:value-type="float" office:value="321.772985183833" calcext:value-type="float">
            <text:p>321.7730</text:p>
          </table:table-cell>
          <table:table-cell table:formula="of:=RANDBETWEEN(1;800)+RAND()" office:value-type="float" office:value="723.547526827071" calcext:value-type="float">
            <text:p>723.547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87.2012700034749" calcext:value-type="float">
            <text:p>87.2013</text:p>
          </table:table-cell>
          <table:table-cell table:formula="of:=RANDBETWEEN(1;800)+RAND()" office:value-type="float" office:value="571.853423407163" calcext:value-type="float">
            <text:p>571.8534</text:p>
          </table:table-cell>
          <table:table-cell table:formula="of:=RANDBETWEEN(1;800)+RAND()" office:value-type="float" office:value="460.471076367127" calcext:value-type="float">
            <text:p>460.4711</text:p>
          </table:table-cell>
          <table:table-cell table:formula="of:=RANDBETWEEN(1;800)+RAND()" office:value-type="float" office:value="747.347005291155" calcext:value-type="float">
            <text:p>747.3470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28.17824726852" calcext:value-type="float">
            <text:p>228.1782</text:p>
          </table:table-cell>
          <table:table-cell table:formula="of:=RANDBETWEEN(1;800)+RAND()" office:value-type="float" office:value="580.764107789711" calcext:value-type="float">
            <text:p>580.7641</text:p>
          </table:table-cell>
          <table:table-cell table:formula="of:=RANDBETWEEN(1;800)+RAND()" office:value-type="float" office:value="307.932551255481" calcext:value-type="float">
            <text:p>307.9326</text:p>
          </table:table-cell>
          <table:table-cell table:formula="of:=RANDBETWEEN(1;800)+RAND()" office:value-type="float" office:value="760.838665571054" calcext:value-type="float">
            <text:p>760.838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2.0320257038302" calcext:value-type="float">
            <text:p>32.0320</text:p>
          </table:table-cell>
          <table:table-cell table:formula="of:=RANDBETWEEN(1;800)+RAND()" office:value-type="float" office:value="216.044531985007" calcext:value-type="float">
            <text:p>216.0445</text:p>
          </table:table-cell>
          <table:table-cell table:formula="of:=RANDBETWEEN(1;800)+RAND()" office:value-type="float" office:value="119.000557837474" calcext:value-type="float">
            <text:p>119.0006</text:p>
          </table:table-cell>
          <table:table-cell table:formula="of:=RANDBETWEEN(1;800)+RAND()" office:value-type="float" office:value="133.436584406064" calcext:value-type="float">
            <text:p>133.436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53.860926617526" calcext:value-type="float">
            <text:p>253.8609</text:p>
          </table:table-cell>
          <table:table-cell table:formula="of:=RANDBETWEEN(1;800)+RAND()" office:value-type="float" office:value="414.940119887747" calcext:value-type="float">
            <text:p>414.9401</text:p>
          </table:table-cell>
          <table:table-cell table:formula="of:=RANDBETWEEN(1;800)+RAND()" office:value-type="float" office:value="790.04760272037" calcext:value-type="float">
            <text:p>790.0476</text:p>
          </table:table-cell>
          <table:table-cell table:formula="of:=RANDBETWEEN(1;800)+RAND()" office:value-type="float" office:value="491.814781095445" calcext:value-type="float">
            <text:p>491.8148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21.265078305752" calcext:value-type="float">
            <text:p>121.2651</text:p>
          </table:table-cell>
          <table:table-cell table:formula="of:=RANDBETWEEN(1;800)+RAND()" office:value-type="float" office:value="733.831951815126" calcext:value-type="float">
            <text:p>733.8320</text:p>
          </table:table-cell>
          <table:table-cell table:formula="of:=RANDBETWEEN(1;800)+RAND()" office:value-type="float" office:value="19.8543705922069" calcext:value-type="float">
            <text:p>19.8544</text:p>
          </table:table-cell>
          <table:table-cell table:formula="of:=RANDBETWEEN(1;800)+RAND()" office:value-type="float" office:value="143.255776880092" calcext:value-type="float">
            <text:p>143.2558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62.4611319019117" calcext:value-type="float">
            <text:p>62.4611</text:p>
          </table:table-cell>
          <table:table-cell table:formula="of:=RANDBETWEEN(1;800)+RAND()" office:value-type="float" office:value="94.9585370110383" calcext:value-type="float">
            <text:p>94.9585</text:p>
          </table:table-cell>
          <table:table-cell table:formula="of:=RANDBETWEEN(1;800)+RAND()" office:value-type="float" office:value="679.265867624253" calcext:value-type="float">
            <text:p>679.2659</text:p>
          </table:table-cell>
          <table:table-cell table:formula="of:=RANDBETWEEN(1;800)+RAND()" office:value-type="float" office:value="516.82462761844" calcext:value-type="float">
            <text:p>516.824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42.789273459332" calcext:value-type="float">
            <text:p>342.7893</text:p>
          </table:table-cell>
          <table:table-cell table:formula="of:=RANDBETWEEN(1;800)+RAND()" office:value-type="float" office:value="428.585759177359" calcext:value-type="float">
            <text:p>428.5858</text:p>
          </table:table-cell>
          <table:table-cell table:formula="of:=RANDBETWEEN(1;800)+RAND()" office:value-type="float" office:value="457.313572442045" calcext:value-type="float">
            <text:p>457.3136</text:p>
          </table:table-cell>
          <table:table-cell table:formula="of:=RANDBETWEEN(1;800)+RAND()" office:value-type="float" office:value="197.27288893287" calcext:value-type="float">
            <text:p>197.272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05.74325978183" calcext:value-type="float">
            <text:p>305.7433</text:p>
          </table:table-cell>
          <table:table-cell table:formula="of:=RANDBETWEEN(1;800)+RAND()" office:value-type="float" office:value="75.1348047064709" calcext:value-type="float">
            <text:p>75.1348</text:p>
          </table:table-cell>
          <table:table-cell table:formula="of:=RANDBETWEEN(1;800)+RAND()" office:value-type="float" office:value="264.656056139217" calcext:value-type="float">
            <text:p>264.6561</text:p>
          </table:table-cell>
          <table:table-cell table:formula="of:=RANDBETWEEN(1;800)+RAND()" office:value-type="float" office:value="184.479096283158" calcext:value-type="float">
            <text:p>184.479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05.075687060328" calcext:value-type="float">
            <text:p>105.0757</text:p>
          </table:table-cell>
          <table:table-cell table:formula="of:=RANDBETWEEN(1;800)+RAND()" office:value-type="float" office:value="275.104510468793" calcext:value-type="float">
            <text:p>275.1045</text:p>
          </table:table-cell>
          <table:table-cell table:formula="of:=RANDBETWEEN(1;800)+RAND()" office:value-type="float" office:value="548.027026516971" calcext:value-type="float">
            <text:p>548.0270</text:p>
          </table:table-cell>
          <table:table-cell table:formula="of:=RANDBETWEEN(1;800)+RAND()" office:value-type="float" office:value="271.601340711219" calcext:value-type="float">
            <text:p>271.6013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43.751675065153" calcext:value-type="float">
            <text:p>343.7517</text:p>
          </table:table-cell>
          <table:table-cell table:formula="of:=RANDBETWEEN(1;800)+RAND()" office:value-type="float" office:value="243.320114631153" calcext:value-type="float">
            <text:p>243.3201</text:p>
          </table:table-cell>
          <table:table-cell table:formula="of:=RANDBETWEEN(1;800)+RAND()" office:value-type="float" office:value="683.245896713252" calcext:value-type="float">
            <text:p>683.2459</text:p>
          </table:table-cell>
          <table:table-cell table:formula="of:=RANDBETWEEN(1;800)+RAND()" office:value-type="float" office:value="475.498646260867" calcext:value-type="float">
            <text:p>475.498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68.4865224514587" calcext:value-type="float">
            <text:p>68.4865</text:p>
          </table:table-cell>
          <table:table-cell table:formula="of:=RANDBETWEEN(1;800)+RAND()" office:value-type="float" office:value="725.315177798742" calcext:value-type="float">
            <text:p>725.3152</text:p>
          </table:table-cell>
          <table:table-cell table:formula="of:=RANDBETWEEN(1;800)+RAND()" office:value-type="float" office:value="548.586242138413" calcext:value-type="float">
            <text:p>548.5862</text:p>
          </table:table-cell>
          <table:table-cell table:formula="of:=RANDBETWEEN(1;800)+RAND()" office:value-type="float" office:value="87.4939112912446" calcext:value-type="float">
            <text:p>87.493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63.118684599564" calcext:value-type="float">
            <text:p>363.1187</text:p>
          </table:table-cell>
          <table:table-cell table:formula="of:=RANDBETWEEN(1;800)+RAND()" office:value-type="float" office:value="438.407695253748" calcext:value-type="float">
            <text:p>438.4077</text:p>
          </table:table-cell>
          <table:table-cell table:formula="of:=RANDBETWEEN(1;800)+RAND()" office:value-type="float" office:value="36.7959015409945" calcext:value-type="float">
            <text:p>36.7959</text:p>
          </table:table-cell>
          <table:table-cell table:formula="of:=RANDBETWEEN(1;800)+RAND()" office:value-type="float" office:value="218.499454693101" calcext:value-type="float">
            <text:p>218.499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96.87634063007" calcext:value-type="float">
            <text:p>296.8763</text:p>
          </table:table-cell>
          <table:table-cell table:formula="of:=RANDBETWEEN(1;800)+RAND()" office:value-type="float" office:value="455.493940614472" calcext:value-type="float">
            <text:p>455.4939</text:p>
          </table:table-cell>
          <table:table-cell table:formula="of:=RANDBETWEEN(1;800)+RAND()" office:value-type="float" office:value="518.083030852227" calcext:value-type="float">
            <text:p>518.0830</text:p>
          </table:table-cell>
          <table:table-cell table:formula="of:=RANDBETWEEN(1;800)+RAND()" office:value-type="float" office:value="84.7385308632765" calcext:value-type="float">
            <text:p>84.738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50.940459938631" calcext:value-type="float">
            <text:p>350.9405</text:p>
          </table:table-cell>
          <table:table-cell table:formula="of:=RANDBETWEEN(1;800)+RAND()" office:value-type="float" office:value="695.663146436679" calcext:value-type="float">
            <text:p>695.6631</text:p>
          </table:table-cell>
          <table:table-cell table:formula="of:=RANDBETWEEN(1;800)+RAND()" office:value-type="float" office:value="696.231448628963" calcext:value-type="float">
            <text:p>696.2314</text:p>
          </table:table-cell>
          <table:table-cell table:formula="of:=RANDBETWEEN(1;800)+RAND()" office:value-type="float" office:value="282.048657189942" calcext:value-type="float">
            <text:p>282.048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47.134758257706" calcext:value-type="float">
            <text:p>347.1348</text:p>
          </table:table-cell>
          <table:table-cell table:formula="of:=RANDBETWEEN(1;800)+RAND()" office:value-type="float" office:value="454.111484203819" calcext:value-type="float">
            <text:p>454.1115</text:p>
          </table:table-cell>
          <table:table-cell table:formula="of:=RANDBETWEEN(1;800)+RAND()" office:value-type="float" office:value="779.72994881641" calcext:value-type="float">
            <text:p>779.7299</text:p>
          </table:table-cell>
          <table:table-cell table:formula="of:=RANDBETWEEN(1;800)+RAND()" office:value-type="float" office:value="632.278012304574" calcext:value-type="float">
            <text:p>632.2780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41.833837751192" calcext:value-type="float">
            <text:p>241.8338</text:p>
          </table:table-cell>
          <table:table-cell table:formula="of:=RANDBETWEEN(1;800)+RAND()" office:value-type="float" office:value="67.3153394267773" calcext:value-type="float">
            <text:p>67.3153</text:p>
          </table:table-cell>
          <table:table-cell table:formula="of:=RANDBETWEEN(1;800)+RAND()" office:value-type="float" office:value="174.155576916977" calcext:value-type="float">
            <text:p>174.1556</text:p>
          </table:table-cell>
          <table:table-cell table:formula="of:=RANDBETWEEN(1;800)+RAND()" office:value-type="float" office:value="152.489123935002" calcext:value-type="float">
            <text:p>152.489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83.4355611085536" calcext:value-type="float">
            <text:p>83.4356</text:p>
          </table:table-cell>
          <table:table-cell table:formula="of:=RANDBETWEEN(1;800)+RAND()" office:value-type="float" office:value="365.811062477022" calcext:value-type="float">
            <text:p>365.8111</text:p>
          </table:table-cell>
          <table:table-cell table:formula="of:=RANDBETWEEN(1;800)+RAND()" office:value-type="float" office:value="647.342213935417" calcext:value-type="float">
            <text:p>647.3422</text:p>
          </table:table-cell>
          <table:table-cell table:formula="of:=RANDBETWEEN(1;800)+RAND()" office:value-type="float" office:value="532.275189040805" calcext:value-type="float">
            <text:p>532.2752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95.378346882529" calcext:value-type="float">
            <text:p>295.3783</text:p>
          </table:table-cell>
          <table:table-cell table:formula="of:=RANDBETWEEN(1;800)+RAND()" office:value-type="float" office:value="690.973258781807" calcext:value-type="float">
            <text:p>690.9733</text:p>
          </table:table-cell>
          <table:table-cell table:formula="of:=RANDBETWEEN(1;800)+RAND()" office:value-type="float" office:value="421.456614396599" calcext:value-type="float">
            <text:p>421.4566</text:p>
          </table:table-cell>
          <table:table-cell table:formula="of:=RANDBETWEEN(1;800)+RAND()" office:value-type="float" office:value="429.124220033778" calcext:value-type="float">
            <text:p>429.1242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07.403237832658" calcext:value-type="float">
            <text:p>107.4032</text:p>
          </table:table-cell>
          <table:table-cell table:formula="of:=RANDBETWEEN(1;800)+RAND()" office:value-type="float" office:value="416.155944085917" calcext:value-type="float">
            <text:p>416.1559</text:p>
          </table:table-cell>
          <table:table-cell table:formula="of:=RANDBETWEEN(1;800)+RAND()" office:value-type="float" office:value="12.8425046868862" calcext:value-type="float">
            <text:p>12.8425</text:p>
          </table:table-cell>
          <table:table-cell table:formula="of:=RANDBETWEEN(1;800)+RAND()" office:value-type="float" office:value="317.913652383063" calcext:value-type="float">
            <text:p>317.913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75.0441268580321" calcext:value-type="float">
            <text:p>75.0441</text:p>
          </table:table-cell>
          <table:table-cell table:formula="of:=RANDBETWEEN(1;800)+RAND()" office:value-type="float" office:value="393.907617406249" calcext:value-type="float">
            <text:p>393.9076</text:p>
          </table:table-cell>
          <table:table-cell table:formula="of:=RANDBETWEEN(1;800)+RAND()" office:value-type="float" office:value="126.704288413466" calcext:value-type="float">
            <text:p>126.7043</text:p>
          </table:table-cell>
          <table:table-cell table:formula="of:=RANDBETWEEN(1;800)+RAND()" office:value-type="float" office:value="217.57774056825" calcext:value-type="float">
            <text:p>217.577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44.152114462985" calcext:value-type="float">
            <text:p>344.1521</text:p>
          </table:table-cell>
          <table:table-cell table:formula="of:=RANDBETWEEN(1;800)+RAND()" office:value-type="float" office:value="696.043332063328" calcext:value-type="float">
            <text:p>696.0433</text:p>
          </table:table-cell>
          <table:table-cell table:formula="of:=RANDBETWEEN(1;800)+RAND()" office:value-type="float" office:value="464.983889597828" calcext:value-type="float">
            <text:p>464.9839</text:p>
          </table:table-cell>
          <table:table-cell table:formula="of:=RANDBETWEEN(1;800)+RAND()" office:value-type="float" office:value="39.4156946369408" calcext:value-type="float">
            <text:p>39.415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5.8905676105261" calcext:value-type="float">
            <text:p>35.8906</text:p>
          </table:table-cell>
          <table:table-cell table:formula="of:=RANDBETWEEN(1;800)+RAND()" office:value-type="float" office:value="699.857323754935" calcext:value-type="float">
            <text:p>699.8573</text:p>
          </table:table-cell>
          <table:table-cell table:formula="of:=RANDBETWEEN(1;800)+RAND()" office:value-type="float" office:value="273.862395375827" calcext:value-type="float">
            <text:p>273.8624</text:p>
          </table:table-cell>
          <table:table-cell table:formula="of:=RANDBETWEEN(1;800)+RAND()" office:value-type="float" office:value="556.136787023427" calcext:value-type="float">
            <text:p>556.1368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33.458151306655" calcext:value-type="float">
            <text:p>333.4582</text:p>
          </table:table-cell>
          <table:table-cell table:formula="of:=RANDBETWEEN(1;800)+RAND()" office:value-type="float" office:value="477.571539984485" calcext:value-type="float">
            <text:p>477.5715</text:p>
          </table:table-cell>
          <table:table-cell table:formula="of:=RANDBETWEEN(1;800)+RAND()" office:value-type="float" office:value="267.636601890359" calcext:value-type="float">
            <text:p>267.6366</text:p>
          </table:table-cell>
          <table:table-cell table:formula="of:=RANDBETWEEN(1;800)+RAND()" office:value-type="float" office:value="303.837063552107" calcext:value-type="float">
            <text:p>303.837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.60548516782355" calcext:value-type="float">
            <text:p>3.6055</text:p>
          </table:table-cell>
          <table:table-cell table:formula="of:=RANDBETWEEN(1;800)+RAND()" office:value-type="float" office:value="654.982085421456" calcext:value-type="float">
            <text:p>654.9821</text:p>
          </table:table-cell>
          <table:table-cell table:formula="of:=RANDBETWEEN(1;800)+RAND()" office:value-type="float" office:value="437.733660883032" calcext:value-type="float">
            <text:p>437.7337</text:p>
          </table:table-cell>
          <table:table-cell table:formula="of:=RANDBETWEEN(1;800)+RAND()" office:value-type="float" office:value="95.050648584974" calcext:value-type="float">
            <text:p>95.050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95.28759791101" calcext:value-type="float">
            <text:p>295.2876</text:p>
          </table:table-cell>
          <table:table-cell table:formula="of:=RANDBETWEEN(1;800)+RAND()" office:value-type="float" office:value="76.8447430919738" calcext:value-type="float">
            <text:p>76.8447</text:p>
          </table:table-cell>
          <table:table-cell table:formula="of:=RANDBETWEEN(1;800)+RAND()" office:value-type="float" office:value="366.764483244729" calcext:value-type="float">
            <text:p>366.7645</text:p>
          </table:table-cell>
          <table:table-cell table:formula="of:=RANDBETWEEN(1;800)+RAND()" office:value-type="float" office:value="515.651865170904" calcext:value-type="float">
            <text:p>515.651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67.652440119499" calcext:value-type="float">
            <text:p>367.6524</text:p>
          </table:table-cell>
          <table:table-cell table:formula="of:=RANDBETWEEN(1;800)+RAND()" office:value-type="float" office:value="701.54112734048" calcext:value-type="float">
            <text:p>701.5411</text:p>
          </table:table-cell>
          <table:table-cell table:formula="of:=RANDBETWEEN(1;800)+RAND()" office:value-type="float" office:value="491.098180229621" calcext:value-type="float">
            <text:p>491.0982</text:p>
          </table:table-cell>
          <table:table-cell table:formula="of:=RANDBETWEEN(1;800)+RAND()" office:value-type="float" office:value="499.142999294032" calcext:value-type="float">
            <text:p>499.1430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6.96470573700024" calcext:value-type="float">
            <text:p>6.9647</text:p>
          </table:table-cell>
          <table:table-cell table:formula="of:=RANDBETWEEN(1;800)+RAND()" office:value-type="float" office:value="701.867714343972" calcext:value-type="float">
            <text:p>701.8677</text:p>
          </table:table-cell>
          <table:table-cell table:formula="of:=RANDBETWEEN(1;800)+RAND()" office:value-type="float" office:value="553.212450453045" calcext:value-type="float">
            <text:p>553.2125</text:p>
          </table:table-cell>
          <table:table-cell table:formula="of:=RANDBETWEEN(1;800)+RAND()" office:value-type="float" office:value="506.167528110381" calcext:value-type="float">
            <text:p>506.167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38.479584366805" calcext:value-type="float">
            <text:p>338.4796</text:p>
          </table:table-cell>
          <table:table-cell table:formula="of:=RANDBETWEEN(1;800)+RAND()" office:value-type="float" office:value="465.222769012881" calcext:value-type="float">
            <text:p>465.2228</text:p>
          </table:table-cell>
          <table:table-cell table:formula="of:=RANDBETWEEN(1;800)+RAND()" office:value-type="float" office:value="600.537137819845" calcext:value-type="float">
            <text:p>600.5371</text:p>
          </table:table-cell>
          <table:table-cell table:formula="of:=RANDBETWEEN(1;800)+RAND()" office:value-type="float" office:value="785.562710487004" calcext:value-type="float">
            <text:p>785.562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55.0995378545786" calcext:value-type="float">
            <text:p>55.0995</text:p>
          </table:table-cell>
          <table:table-cell table:formula="of:=RANDBETWEEN(1;800)+RAND()" office:value-type="float" office:value="103.811692934098" calcext:value-type="float">
            <text:p>103.8117</text:p>
          </table:table-cell>
          <table:table-cell table:formula="of:=RANDBETWEEN(1;800)+RAND()" office:value-type="float" office:value="134.466838142126" calcext:value-type="float">
            <text:p>134.4668</text:p>
          </table:table-cell>
          <table:table-cell table:formula="of:=RANDBETWEEN(1;800)+RAND()" office:value-type="float" office:value="126.0424042715" calcext:value-type="float">
            <text:p>126.0424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18.168870801004" calcext:value-type="float">
            <text:p>318.1689</text:p>
          </table:table-cell>
          <table:table-cell table:formula="of:=RANDBETWEEN(1;800)+RAND()" office:value-type="float" office:value="29.5764669100933" calcext:value-type="float">
            <text:p>29.5765</text:p>
          </table:table-cell>
          <table:table-cell table:formula="of:=RANDBETWEEN(1;800)+RAND()" office:value-type="float" office:value="7.55855613084674" calcext:value-type="float">
            <text:p>7.5586</text:p>
          </table:table-cell>
          <table:table-cell table:formula="of:=RANDBETWEEN(1;800)+RAND()" office:value-type="float" office:value="301.677094866412" calcext:value-type="float">
            <text:p>301.677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56.054030862388" calcext:value-type="float">
            <text:p>256.0540</text:p>
          </table:table-cell>
          <table:table-cell table:formula="of:=RANDBETWEEN(1;800)+RAND()" office:value-type="float" office:value="669.71968167412" calcext:value-type="float">
            <text:p>669.7197</text:p>
          </table:table-cell>
          <table:table-cell table:formula="of:=RANDBETWEEN(1;800)+RAND()" office:value-type="float" office:value="382.836852487748" calcext:value-type="float">
            <text:p>382.8369</text:p>
          </table:table-cell>
          <table:table-cell table:formula="of:=RANDBETWEEN(1;800)+RAND()" office:value-type="float" office:value="285.477591108851" calcext:value-type="float">
            <text:p>285.477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82.289465104651" calcext:value-type="float">
            <text:p>182.2895</text:p>
          </table:table-cell>
          <table:table-cell table:formula="of:=RANDBETWEEN(1;800)+RAND()" office:value-type="float" office:value="427.593283738122" calcext:value-type="float">
            <text:p>427.5933</text:p>
          </table:table-cell>
          <table:table-cell table:formula="of:=RANDBETWEEN(1;800)+RAND()" office:value-type="float" office:value="285.034017342857" calcext:value-type="float">
            <text:p>285.0340</text:p>
          </table:table-cell>
          <table:table-cell table:formula="of:=RANDBETWEEN(1;800)+RAND()" office:value-type="float" office:value="341.617138144619" calcext:value-type="float">
            <text:p>341.617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40.46312780107" calcext:value-type="float">
            <text:p>340.4631</text:p>
          </table:table-cell>
          <table:table-cell table:formula="of:=RANDBETWEEN(1;800)+RAND()" office:value-type="float" office:value="740.108990576993" calcext:value-type="float">
            <text:p>740.1090</text:p>
          </table:table-cell>
          <table:table-cell table:formula="of:=RANDBETWEEN(1;800)+RAND()" office:value-type="float" office:value="555.856952475437" calcext:value-type="float">
            <text:p>555.8570</text:p>
          </table:table-cell>
          <table:table-cell table:formula="of:=RANDBETWEEN(1;800)+RAND()" office:value-type="float" office:value="564.079480641033" calcext:value-type="float">
            <text:p>564.079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35.350051328067" calcext:value-type="float">
            <text:p>135.3501</text:p>
          </table:table-cell>
          <table:table-cell table:formula="of:=RANDBETWEEN(1;800)+RAND()" office:value-type="float" office:value="754.063327548431" calcext:value-type="float">
            <text:p>754.0633</text:p>
          </table:table-cell>
          <table:table-cell table:formula="of:=RANDBETWEEN(1;800)+RAND()" office:value-type="float" office:value="599.836450533937" calcext:value-type="float">
            <text:p>599.8365</text:p>
          </table:table-cell>
          <table:table-cell table:formula="of:=RANDBETWEEN(1;800)+RAND()" office:value-type="float" office:value="81.4982874087934" calcext:value-type="float">
            <text:p>81.4983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67.2617928293827" calcext:value-type="float">
            <text:p>67.2618</text:p>
          </table:table-cell>
          <table:table-cell table:formula="of:=RANDBETWEEN(1;800)+RAND()" office:value-type="float" office:value="723.865811746503" calcext:value-type="float">
            <text:p>723.8658</text:p>
          </table:table-cell>
          <table:table-cell table:formula="of:=RANDBETWEEN(1;800)+RAND()" office:value-type="float" office:value="175.762582710574" calcext:value-type="float">
            <text:p>175.7626</text:p>
          </table:table-cell>
          <table:table-cell table:formula="of:=RANDBETWEEN(1;800)+RAND()" office:value-type="float" office:value="538.045076170859" calcext:value-type="float">
            <text:p>538.045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80.090046579823" calcext:value-type="float">
            <text:p>280.0900</text:p>
          </table:table-cell>
          <table:table-cell table:formula="of:=RANDBETWEEN(1;800)+RAND()" office:value-type="float" office:value="202.814083340609" calcext:value-type="float">
            <text:p>202.8141</text:p>
          </table:table-cell>
          <table:table-cell table:formula="of:=RANDBETWEEN(1;800)+RAND()" office:value-type="float" office:value="203.041456457769" calcext:value-type="float">
            <text:p>203.0415</text:p>
          </table:table-cell>
          <table:table-cell table:formula="of:=RANDBETWEEN(1;800)+RAND()" office:value-type="float" office:value="691.491034499515" calcext:value-type="float">
            <text:p>691.4910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04.464245971198" calcext:value-type="float">
            <text:p>304.4642</text:p>
          </table:table-cell>
          <table:table-cell table:formula="of:=RANDBETWEEN(1;800)+RAND()" office:value-type="float" office:value="112.131081510373" calcext:value-type="float">
            <text:p>112.1311</text:p>
          </table:table-cell>
          <table:table-cell table:formula="of:=RANDBETWEEN(1;800)+RAND()" office:value-type="float" office:value="694.532227380681" calcext:value-type="float">
            <text:p>694.5322</text:p>
          </table:table-cell>
          <table:table-cell table:formula="of:=RANDBETWEEN(1;800)+RAND()" office:value-type="float" office:value="407.5201977799" calcext:value-type="float">
            <text:p>407.5202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13.159526791262" calcext:value-type="float">
            <text:p>213.1595</text:p>
          </table:table-cell>
          <table:table-cell table:formula="of:=RANDBETWEEN(1;800)+RAND()" office:value-type="float" office:value="513.269475619899" calcext:value-type="float">
            <text:p>513.2695</text:p>
          </table:table-cell>
          <table:table-cell table:formula="of:=RANDBETWEEN(1;800)+RAND()" office:value-type="float" office:value="163.257928449411" calcext:value-type="float">
            <text:p>163.2579</text:p>
          </table:table-cell>
          <table:table-cell table:formula="of:=RANDBETWEEN(1;800)+RAND()" office:value-type="float" office:value="38.0867725910244" calcext:value-type="float">
            <text:p>38.0868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46.7954699505585" calcext:value-type="float">
            <text:p>46.7955</text:p>
          </table:table-cell>
          <table:table-cell table:formula="of:=RANDBETWEEN(1;800)+RAND()" office:value-type="float" office:value="106.63804682077" calcext:value-type="float">
            <text:p>106.6380</text:p>
          </table:table-cell>
          <table:table-cell table:formula="of:=RANDBETWEEN(1;800)+RAND()" office:value-type="float" office:value="398.96955135466" calcext:value-type="float">
            <text:p>398.9696</text:p>
          </table:table-cell>
          <table:table-cell table:formula="of:=RANDBETWEEN(1;800)+RAND()" office:value-type="float" office:value="228.160243784634" calcext:value-type="float">
            <text:p>228.1602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9.1192107775329" calcext:value-type="float">
            <text:p>19.1192</text:p>
          </table:table-cell>
          <table:table-cell table:formula="of:=RANDBETWEEN(1;800)+RAND()" office:value-type="float" office:value="612.149704663207" calcext:value-type="float">
            <text:p>612.1497</text:p>
          </table:table-cell>
          <table:table-cell table:formula="of:=RANDBETWEEN(1;800)+RAND()" office:value-type="float" office:value="645.979010023959" calcext:value-type="float">
            <text:p>645.9790</text:p>
          </table:table-cell>
          <table:table-cell table:formula="of:=RANDBETWEEN(1;800)+RAND()" office:value-type="float" office:value="337.69873992992" calcext:value-type="float">
            <text:p>337.698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73.703371613745" calcext:value-type="float">
            <text:p>373.7034</text:p>
          </table:table-cell>
          <table:table-cell table:formula="of:=RANDBETWEEN(1;800)+RAND()" office:value-type="float" office:value="462.195536530017" calcext:value-type="float">
            <text:p>462.1955</text:p>
          </table:table-cell>
          <table:table-cell table:formula="of:=RANDBETWEEN(1;800)+RAND()" office:value-type="float" office:value="666.475388832305" calcext:value-type="float">
            <text:p>666.4754</text:p>
          </table:table-cell>
          <table:table-cell table:formula="of:=RANDBETWEEN(1;800)+RAND()" office:value-type="float" office:value="751.102894611198" calcext:value-type="float">
            <text:p>751.102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16.979120184478" calcext:value-type="float">
            <text:p>116.9791</text:p>
          </table:table-cell>
          <table:table-cell table:formula="of:=RANDBETWEEN(1;800)+RAND()" office:value-type="float" office:value="324.40748189772" calcext:value-type="float">
            <text:p>324.4075</text:p>
          </table:table-cell>
          <table:table-cell table:formula="of:=RANDBETWEEN(1;800)+RAND()" office:value-type="float" office:value="224.443237916222" calcext:value-type="float">
            <text:p>224.4432</text:p>
          </table:table-cell>
          <table:table-cell table:formula="of:=RANDBETWEEN(1;800)+RAND()" office:value-type="float" office:value="550.560372275474" calcext:value-type="float">
            <text:p>550.5604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79.961296011391" calcext:value-type="float">
            <text:p>379.9613</text:p>
          </table:table-cell>
          <table:table-cell table:formula="of:=RANDBETWEEN(1;800)+RAND()" office:value-type="float" office:value="713.543829232652" calcext:value-type="float">
            <text:p>713.5438</text:p>
          </table:table-cell>
          <table:table-cell table:formula="of:=RANDBETWEEN(1;800)+RAND()" office:value-type="float" office:value="650.354130593418" calcext:value-type="float">
            <text:p>650.3541</text:p>
          </table:table-cell>
          <table:table-cell table:formula="of:=RANDBETWEEN(1;800)+RAND()" office:value-type="float" office:value="8.9743177097074" calcext:value-type="float">
            <text:p>8.9743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86.243667057091" calcext:value-type="float">
            <text:p>386.2437</text:p>
          </table:table-cell>
          <table:table-cell table:formula="of:=RANDBETWEEN(1;800)+RAND()" office:value-type="float" office:value="166.946445605046" calcext:value-type="float">
            <text:p>166.9464</text:p>
          </table:table-cell>
          <table:table-cell table:formula="of:=RANDBETWEEN(1;800)+RAND()" office:value-type="float" office:value="533.178483597418" calcext:value-type="float">
            <text:p>533.1785</text:p>
          </table:table-cell>
          <table:table-cell table:formula="of:=RANDBETWEEN(1;800)+RAND()" office:value-type="float" office:value="398.493221456023" calcext:value-type="float">
            <text:p>398.4932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82.949204308809" calcext:value-type="float">
            <text:p>382.9492</text:p>
          </table:table-cell>
          <table:table-cell table:formula="of:=RANDBETWEEN(1;800)+RAND()" office:value-type="float" office:value="336.820455352321" calcext:value-type="float">
            <text:p>336.8205</text:p>
          </table:table-cell>
          <table:table-cell table:formula="of:=RANDBETWEEN(1;800)+RAND()" office:value-type="float" office:value="61.2677341065973" calcext:value-type="float">
            <text:p>61.2677</text:p>
          </table:table-cell>
          <table:table-cell table:formula="of:=RANDBETWEEN(1;800)+RAND()" office:value-type="float" office:value="432.387488157062" calcext:value-type="float">
            <text:p>432.387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23.724511917478" calcext:value-type="float">
            <text:p>123.7245</text:p>
          </table:table-cell>
          <table:table-cell table:formula="of:=RANDBETWEEN(1;800)+RAND()" office:value-type="float" office:value="621.452681498744" calcext:value-type="float">
            <text:p>621.4527</text:p>
          </table:table-cell>
          <table:table-cell table:formula="of:=RANDBETWEEN(1;800)+RAND()" office:value-type="float" office:value="149.221993391293" calcext:value-type="float">
            <text:p>149.2220</text:p>
          </table:table-cell>
          <table:table-cell table:formula="of:=RANDBETWEEN(1;800)+RAND()" office:value-type="float" office:value="321.124470943247" calcext:value-type="float">
            <text:p>321.124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43.240317471516" calcext:value-type="float">
            <text:p>343.2403</text:p>
          </table:table-cell>
          <table:table-cell table:formula="of:=RANDBETWEEN(1;800)+RAND()" office:value-type="float" office:value="19.6148596447802" calcext:value-type="float">
            <text:p>19.6149</text:p>
          </table:table-cell>
          <table:table-cell table:formula="of:=RANDBETWEEN(1;800)+RAND()" office:value-type="float" office:value="288.814091608042" calcext:value-type="float">
            <text:p>288.8141</text:p>
          </table:table-cell>
          <table:table-cell table:formula="of:=RANDBETWEEN(1;800)+RAND()" office:value-type="float" office:value="22.250915313042" calcext:value-type="float">
            <text:p>22.250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56.251449959456" calcext:value-type="float">
            <text:p>356.2514</text:p>
          </table:table-cell>
          <table:table-cell table:formula="of:=RANDBETWEEN(1;800)+RAND()" office:value-type="float" office:value="638.577421590273" calcext:value-type="float">
            <text:p>638.5774</text:p>
          </table:table-cell>
          <table:table-cell table:formula="of:=RANDBETWEEN(1;800)+RAND()" office:value-type="float" office:value="641.527016622126" calcext:value-type="float">
            <text:p>641.5270</text:p>
          </table:table-cell>
          <table:table-cell table:formula="of:=RANDBETWEEN(1;800)+RAND()" office:value-type="float" office:value="56.9701009511142" calcext:value-type="float">
            <text:p>56.970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8.1416833651275" calcext:value-type="float">
            <text:p>28.1417</text:p>
          </table:table-cell>
          <table:table-cell table:formula="of:=RANDBETWEEN(1;800)+RAND()" office:value-type="float" office:value="378.860133588888" calcext:value-type="float">
            <text:p>378.8601</text:p>
          </table:table-cell>
          <table:table-cell table:formula="of:=RANDBETWEEN(1;800)+RAND()" office:value-type="float" office:value="184.959194718668" calcext:value-type="float">
            <text:p>184.9592</text:p>
          </table:table-cell>
          <table:table-cell table:formula="of:=RANDBETWEEN(1;800)+RAND()" office:value-type="float" office:value="750.689834384017" calcext:value-type="float">
            <text:p>750.6898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08.873062879354" calcext:value-type="float">
            <text:p>308.8731</text:p>
          </table:table-cell>
          <table:table-cell table:formula="of:=RANDBETWEEN(1;800)+RAND()" office:value-type="float" office:value="168.492065904614" calcext:value-type="float">
            <text:p>168.4921</text:p>
          </table:table-cell>
          <table:table-cell table:formula="of:=RANDBETWEEN(1;800)+RAND()" office:value-type="float" office:value="320.942541833277" calcext:value-type="float">
            <text:p>320.9425</text:p>
          </table:table-cell>
          <table:table-cell table:formula="of:=RANDBETWEEN(1;800)+RAND()" office:value-type="float" office:value="212.221631154149" calcext:value-type="float">
            <text:p>212.221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76.877028682992" calcext:value-type="float">
            <text:p>176.8770</text:p>
          </table:table-cell>
          <table:table-cell table:formula="of:=RANDBETWEEN(1;800)+RAND()" office:value-type="float" office:value="223.370663611896" calcext:value-type="float">
            <text:p>223.3707</text:p>
          </table:table-cell>
          <table:table-cell table:formula="of:=RANDBETWEEN(1;800)+RAND()" office:value-type="float" office:value="184.530193025832" calcext:value-type="float">
            <text:p>184.5302</text:p>
          </table:table-cell>
          <table:table-cell table:formula="of:=RANDBETWEEN(1;800)+RAND()" office:value-type="float" office:value="539.16007398889" calcext:value-type="float">
            <text:p>539.160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18.365252484017" calcext:value-type="float">
            <text:p>318.3653</text:p>
          </table:table-cell>
          <table:table-cell table:formula="of:=RANDBETWEEN(1;800)+RAND()" office:value-type="float" office:value="218.116375354567" calcext:value-type="float">
            <text:p>218.1164</text:p>
          </table:table-cell>
          <table:table-cell table:formula="of:=RANDBETWEEN(1;800)+RAND()" office:value-type="float" office:value="35.3857821757066" calcext:value-type="float">
            <text:p>35.3858</text:p>
          </table:table-cell>
          <table:table-cell table:formula="of:=RANDBETWEEN(1;800)+RAND()" office:value-type="float" office:value="345.924680432812" calcext:value-type="float">
            <text:p>345.924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1.9582437734685" calcext:value-type="float">
            <text:p>21.9582</text:p>
          </table:table-cell>
          <table:table-cell table:formula="of:=RANDBETWEEN(1;800)+RAND()" office:value-type="float" office:value="461.650367718029" calcext:value-type="float">
            <text:p>461.6504</text:p>
          </table:table-cell>
          <table:table-cell table:formula="of:=RANDBETWEEN(1;800)+RAND()" office:value-type="float" office:value="421.148077141215" calcext:value-type="float">
            <text:p>421.1481</text:p>
          </table:table-cell>
          <table:table-cell table:formula="of:=RANDBETWEEN(1;800)+RAND()" office:value-type="float" office:value="91.0844109414852" calcext:value-type="float">
            <text:p>91.0844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01.602939209909" calcext:value-type="float">
            <text:p>301.6029</text:p>
          </table:table-cell>
          <table:table-cell table:formula="of:=RANDBETWEEN(1;800)+RAND()" office:value-type="float" office:value="496.135030764351" calcext:value-type="float">
            <text:p>496.1350</text:p>
          </table:table-cell>
          <table:table-cell table:formula="of:=RANDBETWEEN(1;800)+RAND()" office:value-type="float" office:value="382.212200059312" calcext:value-type="float">
            <text:p>382.2122</text:p>
          </table:table-cell>
          <table:table-cell table:formula="of:=RANDBETWEEN(1;800)+RAND()" office:value-type="float" office:value="627.054446237982" calcext:value-type="float">
            <text:p>627.0544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70.206485359128" calcext:value-type="float">
            <text:p>370.2065</text:p>
          </table:table-cell>
          <table:table-cell table:formula="of:=RANDBETWEEN(1;800)+RAND()" office:value-type="float" office:value="324.704619324867" calcext:value-type="float">
            <text:p>324.7046</text:p>
          </table:table-cell>
          <table:table-cell table:formula="of:=RANDBETWEEN(1;800)+RAND()" office:value-type="float" office:value="717.301554963663" calcext:value-type="float">
            <text:p>717.3016</text:p>
          </table:table-cell>
          <table:table-cell table:formula="of:=RANDBETWEEN(1;800)+RAND()" office:value-type="float" office:value="107.256560662958" calcext:value-type="float">
            <text:p>107.256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94.247415033301" calcext:value-type="float">
            <text:p>294.2474</text:p>
          </table:table-cell>
          <table:table-cell table:formula="of:=RANDBETWEEN(1;800)+RAND()" office:value-type="float" office:value="500.808841008065" calcext:value-type="float">
            <text:p>500.8088</text:p>
          </table:table-cell>
          <table:table-cell table:formula="of:=RANDBETWEEN(1;800)+RAND()" office:value-type="float" office:value="56.4369051115818" calcext:value-type="float">
            <text:p>56.4369</text:p>
          </table:table-cell>
          <table:table-cell table:formula="of:=RANDBETWEEN(1;800)+RAND()" office:value-type="float" office:value="433.039888126281" calcext:value-type="float">
            <text:p>433.039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42.5728908144311" calcext:value-type="float">
            <text:p>42.5729</text:p>
          </table:table-cell>
          <table:table-cell table:formula="of:=RANDBETWEEN(1;800)+RAND()" office:value-type="float" office:value="7.89789371787216" calcext:value-type="float">
            <text:p>7.8979</text:p>
          </table:table-cell>
          <table:table-cell table:formula="of:=RANDBETWEEN(1;800)+RAND()" office:value-type="float" office:value="308.436876095657" calcext:value-type="float">
            <text:p>308.4369</text:p>
          </table:table-cell>
          <table:table-cell table:formula="of:=RANDBETWEEN(1;800)+RAND()" office:value-type="float" office:value="467.36577997382" calcext:value-type="float">
            <text:p>467.3658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2.4584261933246" calcext:value-type="float">
            <text:p>12.4584</text:p>
          </table:table-cell>
          <table:table-cell table:formula="of:=RANDBETWEEN(1;800)+RAND()" office:value-type="float" office:value="93.0958254530714" calcext:value-type="float">
            <text:p>93.0958</text:p>
          </table:table-cell>
          <table:table-cell table:formula="of:=RANDBETWEEN(1;800)+RAND()" office:value-type="float" office:value="33.7519917052272" calcext:value-type="float">
            <text:p>33.7520</text:p>
          </table:table-cell>
          <table:table-cell table:formula="of:=RANDBETWEEN(1;800)+RAND()" office:value-type="float" office:value="750.013930027164" calcext:value-type="float">
            <text:p>750.013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2.7651080651954" calcext:value-type="float">
            <text:p>32.7651</text:p>
          </table:table-cell>
          <table:table-cell table:formula="of:=RANDBETWEEN(1;800)+RAND()" office:value-type="float" office:value="402.175870808648" calcext:value-type="float">
            <text:p>402.1759</text:p>
          </table:table-cell>
          <table:table-cell table:formula="of:=RANDBETWEEN(1;800)+RAND()" office:value-type="float" office:value="755.97189502991" calcext:value-type="float">
            <text:p>755.9719</text:p>
          </table:table-cell>
          <table:table-cell table:formula="of:=RANDBETWEEN(1;800)+RAND()" office:value-type="float" office:value="799.885474773551" calcext:value-type="float">
            <text:p>799.885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7.3611386494172" calcext:value-type="float">
            <text:p>17.3611</text:p>
          </table:table-cell>
          <table:table-cell table:formula="of:=RANDBETWEEN(1;800)+RAND()" office:value-type="float" office:value="735.428696021238" calcext:value-type="float">
            <text:p>735.4287</text:p>
          </table:table-cell>
          <table:table-cell table:formula="of:=RANDBETWEEN(1;800)+RAND()" office:value-type="float" office:value="472.926511884153" calcext:value-type="float">
            <text:p>472.9265</text:p>
          </table:table-cell>
          <table:table-cell table:formula="of:=RANDBETWEEN(1;800)+RAND()" office:value-type="float" office:value="346.253566271627" calcext:value-type="float">
            <text:p>346.253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91.651243907048" calcext:value-type="float">
            <text:p>291.6512</text:p>
          </table:table-cell>
          <table:table-cell table:formula="of:=RANDBETWEEN(1;800)+RAND()" office:value-type="float" office:value="221.285798863493" calcext:value-type="float">
            <text:p>221.2858</text:p>
          </table:table-cell>
          <table:table-cell table:formula="of:=RANDBETWEEN(1;800)+RAND()" office:value-type="float" office:value="427.272366015712" calcext:value-type="float">
            <text:p>427.2724</text:p>
          </table:table-cell>
          <table:table-cell table:formula="of:=RANDBETWEEN(1;800)+RAND()" office:value-type="float" office:value="300.568416656092" calcext:value-type="float">
            <text:p>300.5684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2.4195534765518" calcext:value-type="float">
            <text:p>12.4196</text:p>
          </table:table-cell>
          <table:table-cell table:formula="of:=RANDBETWEEN(1;800)+RAND()" office:value-type="float" office:value="440.489533611666" calcext:value-type="float">
            <text:p>440.4895</text:p>
          </table:table-cell>
          <table:table-cell table:formula="of:=RANDBETWEEN(1;800)+RAND()" office:value-type="float" office:value="401.527516043383" calcext:value-type="float">
            <text:p>401.5275</text:p>
          </table:table-cell>
          <table:table-cell table:formula="of:=RANDBETWEEN(1;800)+RAND()" office:value-type="float" office:value="40.666672937845" calcext:value-type="float">
            <text:p>40.666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25.812954724162" calcext:value-type="float">
            <text:p>125.8130</text:p>
          </table:table-cell>
          <table:table-cell table:formula="of:=RANDBETWEEN(1;800)+RAND()" office:value-type="float" office:value="328.28820233794" calcext:value-type="float">
            <text:p>328.2882</text:p>
          </table:table-cell>
          <table:table-cell table:formula="of:=RANDBETWEEN(1;800)+RAND()" office:value-type="float" office:value="119.269165648685" calcext:value-type="float">
            <text:p>119.2692</text:p>
          </table:table-cell>
          <table:table-cell table:formula="of:=RANDBETWEEN(1;800)+RAND()" office:value-type="float" office:value="797.123313608576" calcext:value-type="float">
            <text:p>797.1233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53.916702823939" calcext:value-type="float">
            <text:p>153.9167</text:p>
          </table:table-cell>
          <table:table-cell table:formula="of:=RANDBETWEEN(1;800)+RAND()" office:value-type="float" office:value="39.1130042503504" calcext:value-type="float">
            <text:p>39.1130</text:p>
          </table:table-cell>
          <table:table-cell table:formula="of:=RANDBETWEEN(1;800)+RAND()" office:value-type="float" office:value="704.968287892331" calcext:value-type="float">
            <text:p>704.9683</text:p>
          </table:table-cell>
          <table:table-cell table:formula="of:=RANDBETWEEN(1;800)+RAND()" office:value-type="float" office:value="289.429741081384" calcext:value-type="float">
            <text:p>289.429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22.015875738402" calcext:value-type="float">
            <text:p>122.0159</text:p>
          </table:table-cell>
          <table:table-cell table:formula="of:=RANDBETWEEN(1;800)+RAND()" office:value-type="float" office:value="326.027860246346" calcext:value-type="float">
            <text:p>326.0279</text:p>
          </table:table-cell>
          <table:table-cell table:formula="of:=RANDBETWEEN(1;800)+RAND()" office:value-type="float" office:value="747.122697832873" calcext:value-type="float">
            <text:p>747.1227</text:p>
          </table:table-cell>
          <table:table-cell table:formula="of:=RANDBETWEEN(1;800)+RAND()" office:value-type="float" office:value="178.575279502548" calcext:value-type="float">
            <text:p>178.5753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91.376379920656" calcext:value-type="float">
            <text:p>291.3764</text:p>
          </table:table-cell>
          <table:table-cell table:formula="of:=RANDBETWEEN(1;800)+RAND()" office:value-type="float" office:value="346.814011846474" calcext:value-type="float">
            <text:p>346.8140</text:p>
          </table:table-cell>
          <table:table-cell table:formula="of:=RANDBETWEEN(1;800)+RAND()" office:value-type="float" office:value="212.542337110568" calcext:value-type="float">
            <text:p>212.5423</text:p>
          </table:table-cell>
          <table:table-cell table:formula="of:=RANDBETWEEN(1;800)+RAND()" office:value-type="float" office:value="185.218936010436" calcext:value-type="float">
            <text:p>185.218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43.648811528195" calcext:value-type="float">
            <text:p>143.6488</text:p>
          </table:table-cell>
          <table:table-cell table:formula="of:=RANDBETWEEN(1;800)+RAND()" office:value-type="float" office:value="660.213200165784" calcext:value-type="float">
            <text:p>660.2132</text:p>
          </table:table-cell>
          <table:table-cell table:formula="of:=RANDBETWEEN(1;800)+RAND()" office:value-type="float" office:value="793.29004218243" calcext:value-type="float">
            <text:p>793.2900</text:p>
          </table:table-cell>
          <table:table-cell table:formula="of:=RANDBETWEEN(1;800)+RAND()" office:value-type="float" office:value="144.921398690038" calcext:value-type="float">
            <text:p>144.9214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77.590992235792" calcext:value-type="float">
            <text:p>177.5910</text:p>
          </table:table-cell>
          <table:table-cell table:formula="of:=RANDBETWEEN(1;800)+RAND()" office:value-type="float" office:value="506.099405264388" calcext:value-type="float">
            <text:p>506.0994</text:p>
          </table:table-cell>
          <table:table-cell table:formula="of:=RANDBETWEEN(1;800)+RAND()" office:value-type="float" office:value="151.791605631774" calcext:value-type="float">
            <text:p>151.7916</text:p>
          </table:table-cell>
          <table:table-cell table:formula="of:=RANDBETWEEN(1;800)+RAND()" office:value-type="float" office:value="24.204621920945" calcext:value-type="float">
            <text:p>24.204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66.766241671559" calcext:value-type="float">
            <text:p>366.7662</text:p>
          </table:table-cell>
          <table:table-cell table:formula="of:=RANDBETWEEN(1;800)+RAND()" office:value-type="float" office:value="773.092298193116" calcext:value-type="float">
            <text:p>773.0923</text:p>
          </table:table-cell>
          <table:table-cell table:formula="of:=RANDBETWEEN(1;800)+RAND()" office:value-type="float" office:value="624.707833813028" calcext:value-type="float">
            <text:p>624.7078</text:p>
          </table:table-cell>
          <table:table-cell table:formula="of:=RANDBETWEEN(1;800)+RAND()" office:value-type="float" office:value="738.178042824007" calcext:value-type="float">
            <text:p>738.1780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38.620645556921" calcext:value-type="float">
            <text:p>338.6206</text:p>
          </table:table-cell>
          <table:table-cell table:formula="of:=RANDBETWEEN(1;800)+RAND()" office:value-type="float" office:value="628.557787486929" calcext:value-type="float">
            <text:p>628.5578</text:p>
          </table:table-cell>
          <table:table-cell table:formula="of:=RANDBETWEEN(1;800)+RAND()" office:value-type="float" office:value="190.642085859864" calcext:value-type="float">
            <text:p>190.6421</text:p>
          </table:table-cell>
          <table:table-cell table:formula="of:=RANDBETWEEN(1;800)+RAND()" office:value-type="float" office:value="697.705855946811" calcext:value-type="float">
            <text:p>697.705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01.712456320186" calcext:value-type="float">
            <text:p>301.7125</text:p>
          </table:table-cell>
          <table:table-cell table:formula="of:=RANDBETWEEN(1;800)+RAND()" office:value-type="float" office:value="534.476249142278" calcext:value-type="float">
            <text:p>534.4762</text:p>
          </table:table-cell>
          <table:table-cell table:formula="of:=RANDBETWEEN(1;800)+RAND()" office:value-type="float" office:value="603.288350523836" calcext:value-type="float">
            <text:p>603.2884</text:p>
          </table:table-cell>
          <table:table-cell table:formula="of:=RANDBETWEEN(1;800)+RAND()" office:value-type="float" office:value="177.991821900398" calcext:value-type="float">
            <text:p>177.9918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41.901539702901" calcext:value-type="float">
            <text:p>41.9015</text:p>
          </table:table-cell>
          <table:table-cell table:formula="of:=RANDBETWEEN(1;800)+RAND()" office:value-type="float" office:value="529.865706462859" calcext:value-type="float">
            <text:p>529.8657</text:p>
          </table:table-cell>
          <table:table-cell table:formula="of:=RANDBETWEEN(1;800)+RAND()" office:value-type="float" office:value="301.412544141918" calcext:value-type="float">
            <text:p>301.4125</text:p>
          </table:table-cell>
          <table:table-cell table:formula="of:=RANDBETWEEN(1;800)+RAND()" office:value-type="float" office:value="214.874710683743" calcext:value-type="float">
            <text:p>214.874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80.26013705187" calcext:value-type="float">
            <text:p>180.2601</text:p>
          </table:table-cell>
          <table:table-cell table:formula="of:=RANDBETWEEN(1;800)+RAND()" office:value-type="float" office:value="482.539889210744" calcext:value-type="float">
            <text:p>482.5399</text:p>
          </table:table-cell>
          <table:table-cell table:formula="of:=RANDBETWEEN(1;800)+RAND()" office:value-type="float" office:value="355.758439870541" calcext:value-type="float">
            <text:p>355.7584</text:p>
          </table:table-cell>
          <table:table-cell table:formula="of:=RANDBETWEEN(1;800)+RAND()" office:value-type="float" office:value="159.076488596782" calcext:value-type="float">
            <text:p>159.076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53.8323286435313" calcext:value-type="float">
            <text:p>53.8323</text:p>
          </table:table-cell>
          <table:table-cell table:formula="of:=RANDBETWEEN(1;800)+RAND()" office:value-type="float" office:value="789.076663266007" calcext:value-type="float">
            <text:p>789.0767</text:p>
          </table:table-cell>
          <table:table-cell table:formula="of:=RANDBETWEEN(1;800)+RAND()" office:value-type="float" office:value="636.026991153433" calcext:value-type="float">
            <text:p>636.0270</text:p>
          </table:table-cell>
          <table:table-cell table:formula="of:=RANDBETWEEN(1;800)+RAND()" office:value-type="float" office:value="327.450785313333" calcext:value-type="float">
            <text:p>327.4508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69.1422112191321" calcext:value-type="float">
            <text:p>69.1422</text:p>
          </table:table-cell>
          <table:table-cell table:formula="of:=RANDBETWEEN(1;800)+RAND()" office:value-type="float" office:value="752.143566865352" calcext:value-type="float">
            <text:p>752.1436</text:p>
          </table:table-cell>
          <table:table-cell table:formula="of:=RANDBETWEEN(1;800)+RAND()" office:value-type="float" office:value="106.476604844215" calcext:value-type="float">
            <text:p>106.4766</text:p>
          </table:table-cell>
          <table:table-cell table:formula="of:=RANDBETWEEN(1;800)+RAND()" office:value-type="float" office:value="463.834914806754" calcext:value-type="float">
            <text:p>463.8349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71.792132916868" calcext:value-type="float">
            <text:p>171.7921</text:p>
          </table:table-cell>
          <table:table-cell table:formula="of:=RANDBETWEEN(1;800)+RAND()" office:value-type="float" office:value="12.9684978873745" calcext:value-type="float">
            <text:p>12.9685</text:p>
          </table:table-cell>
          <table:table-cell table:formula="of:=RANDBETWEEN(1;800)+RAND()" office:value-type="float" office:value="105.15506793174" calcext:value-type="float">
            <text:p>105.1551</text:p>
          </table:table-cell>
          <table:table-cell table:formula="of:=RANDBETWEEN(1;800)+RAND()" office:value-type="float" office:value="5.80755475383652" calcext:value-type="float">
            <text:p>5.807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79.213075769088" calcext:value-type="float">
            <text:p>279.2131</text:p>
          </table:table-cell>
          <table:table-cell table:formula="of:=RANDBETWEEN(1;800)+RAND()" office:value-type="float" office:value="731.974406533166" calcext:value-type="float">
            <text:p>731.9744</text:p>
          </table:table-cell>
          <table:table-cell table:formula="of:=RANDBETWEEN(1;800)+RAND()" office:value-type="float" office:value="66.4014880184312" calcext:value-type="float">
            <text:p>66.4015</text:p>
          </table:table-cell>
          <table:table-cell table:formula="of:=RANDBETWEEN(1;800)+RAND()" office:value-type="float" office:value="698.995024053134" calcext:value-type="float">
            <text:p>698.9950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70.901215099758" calcext:value-type="float">
            <text:p>270.9012</text:p>
          </table:table-cell>
          <table:table-cell table:formula="of:=RANDBETWEEN(1;800)+RAND()" office:value-type="float" office:value="595.805072330651" calcext:value-type="float">
            <text:p>595.8051</text:p>
          </table:table-cell>
          <table:table-cell table:formula="of:=RANDBETWEEN(1;800)+RAND()" office:value-type="float" office:value="173.869743197327" calcext:value-type="float">
            <text:p>173.8697</text:p>
          </table:table-cell>
          <table:table-cell table:formula="of:=RANDBETWEEN(1;800)+RAND()" office:value-type="float" office:value="441.038258198613" calcext:value-type="float">
            <text:p>441.0383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.95865788754676" calcext:value-type="float">
            <text:p>2.9587</text:p>
          </table:table-cell>
          <table:table-cell table:formula="of:=RANDBETWEEN(1;800)+RAND()" office:value-type="float" office:value="436.538130712756" calcext:value-type="float">
            <text:p>436.5381</text:p>
          </table:table-cell>
          <table:table-cell table:formula="of:=RANDBETWEEN(1;800)+RAND()" office:value-type="float" office:value="747.300977708485" calcext:value-type="float">
            <text:p>747.3010</text:p>
          </table:table-cell>
          <table:table-cell table:formula="of:=RANDBETWEEN(1;800)+RAND()" office:value-type="float" office:value="204.130288987304" calcext:value-type="float">
            <text:p>204.1303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89.770753658736" calcext:value-type="float">
            <text:p>389.7708</text:p>
          </table:table-cell>
          <table:table-cell table:formula="of:=RANDBETWEEN(1;800)+RAND()" office:value-type="float" office:value="680.587802534046" calcext:value-type="float">
            <text:p>680.5878</text:p>
          </table:table-cell>
          <table:table-cell table:formula="of:=RANDBETWEEN(1;800)+RAND()" office:value-type="float" office:value="770.65301487342" calcext:value-type="float">
            <text:p>770.6530</text:p>
          </table:table-cell>
          <table:table-cell table:formula="of:=RANDBETWEEN(1;800)+RAND()" office:value-type="float" office:value="309.277089512068" calcext:value-type="float">
            <text:p>309.277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62.979508813716" calcext:value-type="float">
            <text:p>362.9795</text:p>
          </table:table-cell>
          <table:table-cell table:formula="of:=RANDBETWEEN(1;800)+RAND()" office:value-type="float" office:value="89.9455690243331" calcext:value-type="float">
            <text:p>89.9456</text:p>
          </table:table-cell>
          <table:table-cell table:formula="of:=RANDBETWEEN(1;800)+RAND()" office:value-type="float" office:value="158.024847047641" calcext:value-type="float">
            <text:p>158.0248</text:p>
          </table:table-cell>
          <table:table-cell table:formula="of:=RANDBETWEEN(1;800)+RAND()" office:value-type="float" office:value="318.103698790597" calcext:value-type="float">
            <text:p>318.103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10.895654207219" calcext:value-type="float">
            <text:p>310.8957</text:p>
          </table:table-cell>
          <table:table-cell table:formula="of:=RANDBETWEEN(1;800)+RAND()" office:value-type="float" office:value="604.308812826349" calcext:value-type="float">
            <text:p>604.3088</text:p>
          </table:table-cell>
          <table:table-cell table:formula="of:=RANDBETWEEN(1;800)+RAND()" office:value-type="float" office:value="641.223997188735" calcext:value-type="float">
            <text:p>641.2240</text:p>
          </table:table-cell>
          <table:table-cell table:formula="of:=RANDBETWEEN(1;800)+RAND()" office:value-type="float" office:value="306.47984105707" calcext:value-type="float">
            <text:p>306.4798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7.5711533541925" calcext:value-type="float">
            <text:p>37.5712</text:p>
          </table:table-cell>
          <table:table-cell table:formula="of:=RANDBETWEEN(1;800)+RAND()" office:value-type="float" office:value="281.068363666732" calcext:value-type="float">
            <text:p>281.0684</text:p>
          </table:table-cell>
          <table:table-cell table:formula="of:=RANDBETWEEN(1;800)+RAND()" office:value-type="float" office:value="540.825863434531" calcext:value-type="float">
            <text:p>540.8259</text:p>
          </table:table-cell>
          <table:table-cell table:formula="of:=RANDBETWEEN(1;800)+RAND()" office:value-type="float" office:value="373.890569544605" calcext:value-type="float">
            <text:p>373.890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84.50795982302" calcext:value-type="float">
            <text:p>384.5080</text:p>
          </table:table-cell>
          <table:table-cell table:formula="of:=RANDBETWEEN(1;800)+RAND()" office:value-type="float" office:value="331.774697029618" calcext:value-type="float">
            <text:p>331.7747</text:p>
          </table:table-cell>
          <table:table-cell table:formula="of:=RANDBETWEEN(1;800)+RAND()" office:value-type="float" office:value="332.640453819432" calcext:value-type="float">
            <text:p>332.6405</text:p>
          </table:table-cell>
          <table:table-cell table:formula="of:=RANDBETWEEN(1;800)+RAND()" office:value-type="float" office:value="529.993193213719" calcext:value-type="float">
            <text:p>529.9932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71.358449649491" calcext:value-type="float">
            <text:p>271.3584</text:p>
          </table:table-cell>
          <table:table-cell table:formula="of:=RANDBETWEEN(1;800)+RAND()" office:value-type="float" office:value="475.807346407353" calcext:value-type="float">
            <text:p>475.8073</text:p>
          </table:table-cell>
          <table:table-cell table:formula="of:=RANDBETWEEN(1;800)+RAND()" office:value-type="float" office:value="45.9941786686757" calcext:value-type="float">
            <text:p>45.9942</text:p>
          </table:table-cell>
          <table:table-cell table:formula="of:=RANDBETWEEN(1;800)+RAND()" office:value-type="float" office:value="204.678352493086" calcext:value-type="float">
            <text:p>204.6784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49.780818589241" calcext:value-type="float">
            <text:p>349.7808</text:p>
          </table:table-cell>
          <table:table-cell table:formula="of:=RANDBETWEEN(1;800)+RAND()" office:value-type="float" office:value="101.404757931776" calcext:value-type="float">
            <text:p>101.4048</text:p>
          </table:table-cell>
          <table:table-cell table:formula="of:=RANDBETWEEN(1;800)+RAND()" office:value-type="float" office:value="3.02318403052776" calcext:value-type="float">
            <text:p>3.0232</text:p>
          </table:table-cell>
          <table:table-cell table:formula="of:=RANDBETWEEN(1;800)+RAND()" office:value-type="float" office:value="42.3555768645761" calcext:value-type="float">
            <text:p>42.355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83.135616579774" calcext:value-type="float">
            <text:p>283.1356</text:p>
          </table:table-cell>
          <table:table-cell table:formula="of:=RANDBETWEEN(1;800)+RAND()" office:value-type="float" office:value="297.461989667422" calcext:value-type="float">
            <text:p>297.4620</text:p>
          </table:table-cell>
          <table:table-cell table:formula="of:=RANDBETWEEN(1;800)+RAND()" office:value-type="float" office:value="455.834559483152" calcext:value-type="float">
            <text:p>455.8346</text:p>
          </table:table-cell>
          <table:table-cell table:formula="of:=RANDBETWEEN(1;800)+RAND()" office:value-type="float" office:value="45.6894225377737" calcext:value-type="float">
            <text:p>45.6894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85.4626995149461" calcext:value-type="float">
            <text:p>85.4627</text:p>
          </table:table-cell>
          <table:table-cell table:formula="of:=RANDBETWEEN(1;800)+RAND()" office:value-type="float" office:value="159.248819458918" calcext:value-type="float">
            <text:p>159.2488</text:p>
          </table:table-cell>
          <table:table-cell table:formula="of:=RANDBETWEEN(1;800)+RAND()" office:value-type="float" office:value="741.775395959915" calcext:value-type="float">
            <text:p>741.7754</text:p>
          </table:table-cell>
          <table:table-cell table:formula="of:=RANDBETWEEN(1;800)+RAND()" office:value-type="float" office:value="546.621247190728" calcext:value-type="float">
            <text:p>546.6212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81.733858849384" calcext:value-type="float">
            <text:p>181.7339</text:p>
          </table:table-cell>
          <table:table-cell table:formula="of:=RANDBETWEEN(1;800)+RAND()" office:value-type="float" office:value="17.4459750538763" calcext:value-type="float">
            <text:p>17.4460</text:p>
          </table:table-cell>
          <table:table-cell table:formula="of:=RANDBETWEEN(1;800)+RAND()" office:value-type="float" office:value="444.13628800937" calcext:value-type="float">
            <text:p>444.1363</text:p>
          </table:table-cell>
          <table:table-cell table:formula="of:=RANDBETWEEN(1;800)+RAND()" office:value-type="float" office:value="721.228470232371" calcext:value-type="float">
            <text:p>721.228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4.5763355172064" calcext:value-type="float">
            <text:p>14.5763</text:p>
          </table:table-cell>
          <table:table-cell table:formula="of:=RANDBETWEEN(1;800)+RAND()" office:value-type="float" office:value="231.029201545342" calcext:value-type="float">
            <text:p>231.0292</text:p>
          </table:table-cell>
          <table:table-cell table:formula="of:=RANDBETWEEN(1;800)+RAND()" office:value-type="float" office:value="439.473132554969" calcext:value-type="float">
            <text:p>439.4731</text:p>
          </table:table-cell>
          <table:table-cell table:formula="of:=RANDBETWEEN(1;800)+RAND()" office:value-type="float" office:value="193.097620710301" calcext:value-type="float">
            <text:p>193.0976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6.0655145852927" calcext:value-type="float">
            <text:p>16.0655</text:p>
          </table:table-cell>
          <table:table-cell table:formula="of:=RANDBETWEEN(1;800)+RAND()" office:value-type="float" office:value="771.58300447851" calcext:value-type="float">
            <text:p>771.5830</text:p>
          </table:table-cell>
          <table:table-cell table:formula="of:=RANDBETWEEN(1;800)+RAND()" office:value-type="float" office:value="189.525807075645" calcext:value-type="float">
            <text:p>189.5258</text:p>
          </table:table-cell>
          <table:table-cell table:formula="of:=RANDBETWEEN(1;800)+RAND()" office:value-type="float" office:value="48.7670096391709" calcext:value-type="float">
            <text:p>48.7670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98.957892960709" calcext:value-type="float">
            <text:p>398.9579</text:p>
          </table:table-cell>
          <table:table-cell table:formula="of:=RANDBETWEEN(1;800)+RAND()" office:value-type="float" office:value="394.638861507806" calcext:value-type="float">
            <text:p>394.6389</text:p>
          </table:table-cell>
          <table:table-cell table:formula="of:=RANDBETWEEN(1;800)+RAND()" office:value-type="float" office:value="247.785562194901" calcext:value-type="float">
            <text:p>247.7856</text:p>
          </table:table-cell>
          <table:table-cell table:formula="of:=RANDBETWEEN(1;800)+RAND()" office:value-type="float" office:value="60.1457199352089" calcext:value-type="float">
            <text:p>60.145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54.894174421709" calcext:value-type="float">
            <text:p>254.8942</text:p>
          </table:table-cell>
          <table:table-cell table:formula="of:=RANDBETWEEN(1;800)+RAND()" office:value-type="float" office:value="789.202585176761" calcext:value-type="float">
            <text:p>789.2026</text:p>
          </table:table-cell>
          <table:table-cell table:formula="of:=RANDBETWEEN(1;800)+RAND()" office:value-type="float" office:value="508.553746275094" calcext:value-type="float">
            <text:p>508.5537</text:p>
          </table:table-cell>
          <table:table-cell table:formula="of:=RANDBETWEEN(1;800)+RAND()" office:value-type="float" office:value="196.62346153877" calcext:value-type="float">
            <text:p>196.623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207.40523303585" calcext:value-type="float">
            <text:p>207.4052</text:p>
          </table:table-cell>
          <table:table-cell table:formula="of:=RANDBETWEEN(1;800)+RAND()" office:value-type="float" office:value="522.48027974671" calcext:value-type="float">
            <text:p>522.4803</text:p>
          </table:table-cell>
          <table:table-cell table:formula="of:=RANDBETWEEN(1;800)+RAND()" office:value-type="float" office:value="718.204952386732" calcext:value-type="float">
            <text:p>718.2050</text:p>
          </table:table-cell>
          <table:table-cell table:formula="of:=RANDBETWEEN(1;800)+RAND()" office:value-type="float" office:value="178.966651567469" calcext:value-type="float">
            <text:p>178.9667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60.7902996851239" calcext:value-type="float">
            <text:p>60.7903</text:p>
          </table:table-cell>
          <table:table-cell table:formula="of:=RANDBETWEEN(1;800)+RAND()" office:value-type="float" office:value="97.2259209362403" calcext:value-type="float">
            <text:p>97.2259</text:p>
          </table:table-cell>
          <table:table-cell table:formula="of:=RANDBETWEEN(1;800)+RAND()" office:value-type="float" office:value="732.296452652067" calcext:value-type="float">
            <text:p>732.2965</text:p>
          </table:table-cell>
          <table:table-cell table:formula="of:=RANDBETWEEN(1;800)+RAND()" office:value-type="float" office:value="153.831117349206" calcext:value-type="float">
            <text:p>153.8311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315.361443246832" calcext:value-type="float">
            <text:p>315.3614</text:p>
          </table:table-cell>
          <table:table-cell table:formula="of:=RANDBETWEEN(1;800)+RAND()" office:value-type="float" office:value="259.152098340491" calcext:value-type="float">
            <text:p>259.1521</text:p>
          </table:table-cell>
          <table:table-cell table:formula="of:=RANDBETWEEN(1;800)+RAND()" office:value-type="float" office:value="209.320057767086" calcext:value-type="float">
            <text:p>209.3201</text:p>
          </table:table-cell>
          <table:table-cell table:formula="of:=RANDBETWEEN(1;800)+RAND()" office:value-type="float" office:value="340.424517149198" calcext:value-type="float">
            <text:p>340.4245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41.527186904051" calcext:value-type="float">
            <text:p>141.5272</text:p>
          </table:table-cell>
          <table:table-cell table:formula="of:=RANDBETWEEN(1;800)+RAND()" office:value-type="float" office:value="618.836913840167" calcext:value-type="float">
            <text:p>618.8369</text:p>
          </table:table-cell>
          <table:table-cell table:formula="of:=RANDBETWEEN(1;800)+RAND()" office:value-type="float" office:value="152.983918903264" calcext:value-type="float">
            <text:p>152.9839</text:p>
          </table:table-cell>
          <table:table-cell table:formula="of:=RANDBETWEEN(1;800)+RAND()" office:value-type="float" office:value="358.61518926572" calcext:value-type="float">
            <text:p>358.6152</text:p>
          </table:table-cell>
          <table:table-cell table:number-columns-repeated="1020"/>
        </table:table-row>
        <table:table-row table:style-name="ro1">
          <table:table-cell table:formula="of:=RANDBETWEEN(1;400)+RAND()" office:value-type="float" office:value="183.418626298553" calcext:value-type="float">
            <text:p>183.4186</text:p>
          </table:table-cell>
          <table:table-cell table:formula="of:=RANDBETWEEN(1;800)+RAND()" office:value-type="float" office:value="502.274236795342" calcext:value-type="float">
            <text:p>502.2742</text:p>
          </table:table-cell>
          <table:table-cell table:formula="of:=RANDBETWEEN(1;800)+RAND()" office:value-type="float" office:value="173.233101845162" calcext:value-type="float">
            <text:p>173.2331</text:p>
          </table:table-cell>
          <table:table-cell table:formula="of:=RANDBETWEEN(1;800)+RAND()" office:value-type="float" office:value="268.386820240807" calcext:value-type="float">
            <text:p>268.3868</text:p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 number:grouping="true">
        <number:embedded-text number:position="2">.</number:embedded-text>
      </number:number>
    </number:number-style>
    <number:number-style style:name="N108">
      <number:number number:decimal-places="5" loext:min-decimal-places="5" number:min-integer-digits="3" number:grouping="true"/>
    </number:number-style>
    <number:number-style style:name="N20111" number:language="en" number:country="GM">
      <number:number number:decimal-places="4" loext:min-decimal-places="4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ied de 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ied de 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1:28:39.389197023</meta:creation-date>
    <dc:date>2016-05-12T02:09:14.958696723</dc:date>
    <meta:editing-duration>PT30M22S</meta:editing-duration>
    <meta:editing-cycles>3</meta:editing-cycles>
    <meta:generator>LibreOffice/5.1.2.1.0$Linux_X86_64 LibreOffice_project/10m0$Build-1</meta:generator>
    <meta:document-statistic meta:table-count="1" meta:cell-count="400" meta:object-count="0"/>
  </office:meta>
</office:document-meta>
</file>